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1ed" officeooo:paragraph-rsid="000641ed"/>
    </style:style>
    <style:style style:name="P2" style:family="paragraph" style:parent-style-name="Standard" style:list-style-name="L2">
      <style:text-properties officeooo:rsid="000641ed" officeooo:paragraph-rsid="0008a39e"/>
    </style:style>
    <style:style style:name="P3" style:family="paragraph" style:parent-style-name="Standard" style:list-style-name="L2">
      <style:text-properties fo:font-variant="normal" fo:text-transform="none" fo:color="#333333" style:font-name="Open Sans" fo:font-size="10.5pt" fo:letter-spacing="normal" fo:font-style="normal" fo:font-weight="normal" officeooo:rsid="000851f1" officeooo:paragraph-rsid="0008a39e"/>
    </style:style>
    <style:style style:name="P4" style:family="paragraph" style:parent-style-name="Standard" style:list-style-name="L2">
      <style:text-properties fo:font-variant="normal" fo:text-transform="none" fo:color="#333333" style:font-name="Open Sans" fo:font-size="10.5pt" fo:letter-spacing="normal" fo:font-style="normal" fo:font-weight="normal" officeooo:rsid="0009a7c8" officeooo:paragraph-rsid="0009a7c8"/>
    </style:style>
    <style:style style:name="P5" style:family="paragraph" style:parent-style-name="Standard" style:list-style-name="L2">
      <style:text-properties officeooo:rsid="00079351" officeooo:paragraph-rsid="00079351"/>
    </style:style>
    <style:style style:name="T1" style:family="text">
      <style:text-properties officeooo:rsid="0008a39e"/>
    </style:style>
    <style:style style:name="T2" style:family="text">
      <style:text-properties officeooo:rsid="000b3d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:</text:p>
      <text:list xml:id="list2507207672063073926" text:style-name="L2">
        <text:list-item>
          <text:p text:style-name="P2"><text:s text:c="2"/><text:span text:style-name="T1">There is a persistent/incessant need for the robot to operate autonomously over a long period of time in different scenarios like in indoor environments as a care taker in old age homes or as a guide in a museum and in outdoor environments for environment monitoring, military surveillance.</text:span></text:p>
        </text:list-item>
        <text:list-item>
          <text:p text:style-name="P2"><text:s/><text:span text:style-name="T2">Robot has to work in an unstructured environment unlike a laboratory or a factory.</text:span></text:p>
          <text:p text:style-name="P2"/>
        </text:list-item>
        <text:list-item>
          <text:p text:style-name="P2"><text:span text:style-name="T1">It is important to not consider any anomaly in mapping as <text:s/>a sensor noise and use it for representing dynamic changes in the environment.</text:span></text:p>
        </text:list-item>
        <text:list-item>
          <text:p text:style-name="P5">Robots operate autonomously in indoor environment as service robots in care homes, offices, as guides in museums <text:span text:style-name="T1">and outdoor environments including land, air and water </text:span></text:p>
        </text:list-item>
        <text:list-item>
          <text:p text:style-name="P3">It is not easy to develop and maintain autonomous agents that could work for very long period of time. <text:s/>There are varying challenges , a robot has to face. Dynamic changes in the environment.</text:p>
        </text:list-item>
        <text:list-item>
          <text:p text:style-name="P4">These autonomous agents which operate and interact with the environment for a long period of time, have to learn from its experience to be robust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15:58.692764984</meta:creation-date>
    <dc:date>2017-11-18T18:28:53.087522407</dc:date>
    <meta:editing-duration>PT1H12M23S</meta:editing-duration>
    <meta:editing-cycles>5</meta:editing-cycles>
    <meta:generator>LibreOffice/4.2.8.2$Linux_X86_64 LibreOffice_project/420m0$Build-2</meta:generator>
    <meta:print-date>2017-11-18T17:16:30.600813971</meta:print-date>
    <meta:document-statistic meta:table-count="0" meta:image-count="0" meta:object-count="0" meta:page-count="1" meta:paragraph-count="9" meta:word-count="180" meta:character-count="1039" meta:non-whitespace-character-count="868"/>
  </office:meta>
</office:document-meta>
</file>